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000000416B383DC4534FB70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-8% 58%" style:font-name="Liberation Sans1" style:font-name-asian="Liberation Sans" style:font-name-complex="Liberation Sans"/>
    </style:style>
    <style:style style:name="T3" style:family="text">
      <style:text-properties style:font-name="Liberation Sans1" style:font-name-asian="Liberation Sans" style:font-name-complex="Liberation Sans"/>
    </style:style>
    <style:style style:name="T4" style:family="text">
      <style:text-properties style:text-position="-8% 58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418cm" svg:height="11.274cm" svg:x="6cm" svg:y="1.726cm">
          <draw:image xlink:href="Pictures/100000010000065000000416B383DC4534FB703E.png" xlink:type="simple" xlink:show="embed" xlink:actuate="onLoad" draw:mime-type="image/png">
            <text:p/>
          </draw:image>
        </draw:frame>
        <draw:frame draw:style-name="gr2" draw:text-style-name="P2" draw:layer="layout" svg:width="2cm" svg:height="0.962cm" svg:x="13.3cm" svg:y="12.838cm">
          <draw:text-box>
            <text:p><text:span text:style-name="T1">φ</text:span><text:span text:style-name="T2">1</text:span><text:span text:style-name="T3">[°]</text:span></text:p>
          </draw:text-box>
        </draw:frame>
        <draw:frame draw:style-name="gr2" draw:text-style-name="P2" draw:layer="layout" svg:width="2cm" svg:height="0.962cm" draw:transform="rotate (1.5707963267949) translate (5.219cm 7.719cm)">
          <draw:text-box>
            <text:p><text:span text:style-name="T1">φ</text:span><text:span text:style-name="T4">2</text:span><text:span text:style-name="T3">[°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9T19:38:33.042529562</meta:creation-date>
    <dc:date>2025-03-29T19:48:46.382629754</dc:date>
    <meta:editing-duration>PT3M35S</meta:editing-duration>
    <meta:editing-cycles>2</meta:editing-cycles>
    <meta:generator>LibreOffice/7.3.7.2$Linux_X86_64 LibreOffice_project/30$Build-2</meta:generator>
    <meta:document-statistic meta:object-count="26"/>
  </office:meta>
</office:document-meta>
</file>